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cm" svg:height="9.25cm" svg:x="2.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5cm" svg:height="1cm" svg:x="3cm" svg:y="2.5cm">
          <text:p text:style-name="P1">High Level Contro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cm" svg:x="5.5cm" svg:y="4.5cm">
          <text:p text:style-name="P1">Mapp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5cm" svg:height="1cm" svg:x="3cm" svg:y="8.5cm">
          <text:p text:style-name="P1">Hardware/Software Interfa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1cm" svg:x="3cm" svg:y="6.5cm">
          <text:p text:style-name="P1">State Estima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5cm" svg:x="10.25cm" svg:y="3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0.5cm" svg:height="1cm" svg:x="5.5cm" svg:y="7.5cm">
          <text:p/>
          <draw:enhanced-geometry svg:viewBox="0 0 21600 21600" draw:text-areas="?f0 ?f8 ?f2 ?f9" draw:type="up-down-arrow" draw:modifiers="6208.38323353294 9882.91708291708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0.5cm" svg:height="3cm" svg:x="4.5cm" svg:y="3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0.5cm" svg:height="3cm" svg:x="8.5cm" svg:y="5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3cm" svg:height="0.25cm" svg:x="2.75cm" svg:y="1.5cm">
          <text:p text:style-name="P1">PC(Mind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1.5cm" svg:x="1cm" svg:y="12.25cm">
          <text:p text:style-name="P1">Brain and AUV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5cm" svg:height="1.5cm" svg:x="8.5cm" svg:y="12.25cm">
          <text:p text:style-name="P1">Simulato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5cm" svg:height="2.75cm" svg:x="4.5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2.735cm" svg:height="0.896cm" draw:transform="rotate (-1.54723438189387) translate (9.965cm 9.509cm)">
          <text:p/>
          <draw:enhanced-geometry draw:text-areas="4000 ?f1 ?f5 ?f2" draw:glue-points="0 10800 21600 10800 ?f0 0 ?f0 21600" draw:type="mso-spt100" draw:modifiers="15884.2105263158 6405.35117056856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0.5cm" svg:height="1cm" svg:x="6cm" svg:y="5.5cm">
          <text:p/>
          <draw:enhanced-geometry svg:viewBox="0 0 21600 21600" draw:text-areas="?f0 ?f8 ?f2 ?f9" draw:type="up-down-arrow" draw:modifiers="6208.38323353294 9882.91708291708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0.5cm" svg:height="1cm" svg:x="7.25cm" svg:y="3.5cm">
          <text:p/>
          <draw:enhanced-geometry svg:viewBox="0 0 21600 21600" draw:text-areas="?f0 ?f8 ?f2 ?f9" draw:type="up-down-arrow" draw:modifiers="6208.38323353294 9882.91708291708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2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